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5.3mm"/>
    </style:style>
    <style:style style:name="co3" style:family="table-column">
      <style:table-column-properties fo:break-before="auto" style:column-width="121.99mm"/>
    </style:style>
    <style:style style:name="co4" style:family="table-column">
      <style:table-column-properties fo:break-before="auto" style:column-width="50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24.32mm" fo:break-before="auto" style:use-optimal-row-height="true"/>
    </style:style>
    <style:style style:name="ro5" style:family="table-row">
      <style:table-row-properties style:row-height="60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text-underline-style="solid" style:text-underline-width="auto" style:text-underline-color="font-color" style:font-size-asian="15pt" style:font-size-complex="15pt"/>
    </style:style>
    <style:style style:name="ce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value-type" style:repeat-content="false"/>
      <style:paragraph-properties fo:margin-left="0m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ext-properties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T1" style:family="tex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/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table:style-name="ce1" office:value-type="string" calcext:value-type="string">
            <text:p>Test Cases for input</text:p>
          </table:table-cell>
          <table:table-cell table:style-name="ce7" office:value-type="string" calcext:value-type="string">
            <text:p>Status</text:p>
          </table:table-cell>
          <table:table-cell table:style-name="ce9"/>
        </table:table-row>
        <table:table-row table:style-name="ro3">
          <table:table-cell table:style-name="ce2" office:value-type="string" calcext:value-type="string">
            <text:p>sizeof_arr <text:s text:c="22"/>elements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1 <text:s text:c="36"/>2</text:p>
          </table:table-cell>
          <table:table-cell table:style-name="ce8" office:value-type="string" calcext:value-type="string">
            <text:p>No output</text:p>
          </table:table-cell>
          <table:table-cell/>
        </table:table-row>
        <table:table-row table:style-name="ro3">
          <table:table-cell table:style-name="ce4" office:value-type="string" calcext:value-type="string">
            <text:p>2 <text:s text:c="35"/>2,3</text:p>
          </table:table-cell>
          <table:table-cell table:style-name="ce8" office:value-type="string" calcext:value-type="string">
            <text:p>No output</text:p>
          </table:table-cell>
          <table:table-cell/>
        </table:table-row>
        <table:table-row table:style-name="ro3">
          <table:table-cell table:style-name="ce5" office:value-type="string" calcext:value-type="string">
            <text:p>3 <text:s text:c="34"/>1,2,3</text:p>
          </table:table-cell>
          <table:table-cell office:value-type="string" calcext:value-type="string">
            <text:p>No output</text:p>
          </table:table-cell>
          <table:table-cell/>
        </table:table-row>
        <table:table-row table:style-name="ro3">
          <table:table-cell office:value-type="string" calcext:value-type="string">
            <text:p>4 <text:s text:c="34"/>0,1,2,3</text:p>
          </table:table-cell>
          <table:table-cell table:style-name="ce8" office:value-type="string" calcext:value-type="string">
            <text:p>(0,3) and (1,2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5 <text:s text:c="33"/>5,4,7,1,2</text:p>
          </table:table-cell>
          <table:table-cell office:value-type="string" calcext:value-type="string">
            <text:p>(5,4) and (7,2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office:value-type="string" calcext:value-type="string">
            <text:p>6 <text:s text:c="32"/>5,4,7,2,6,3</text:p>
          </table:table-cell>
          <table:table-cell office:value-type="string" calcext:value-type="string">
            <text:p>pairs are (5,4) and (7,2) for sum=9</text:p>
            <text:p> pairs are (5,2) and (4,3) for sum=7</text:p>
            <text:p> pairs are (5,6) and (4,7) for sum=11</text:p>
            <text:p> pairs are (5,3) and (2,6) for sum=8</text:p>
            <text:p> pairs are (4,6) and (7,3) for sum=10</text:p>
            <text:p/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 calcext:value-type="string">
            <text:p>7 <text:s text:c="30"/>30,54,7,90,1,9,10</text:p>
          </table:table-cell>
          <table:table-cell office:value-type="string" calcext:value-type="string">
            <text:p>No pairs foun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 calcext:value-type="string">
            <text:p>9 <text:s text:c="30"/>5,4,7,1,2,9,8,6,3</text:p>
          </table:table-cell>
          <table:table-cell office:value-type="string" calcext:value-type="string">
            <text:p> pairs are (5,7) and (4,8) for sum=12</text:p>
            <text:p><text:span text:style-name="T1"> pairs are (5,7) and (4,8) for sum=12</text:span></text:p>
            <text:p><text:span text:style-name="T1">pairs are (5,4) and (7,2) for sum=9</text:span></text:p>
            <text:p><text:span text:style-name="T1"> pairs are (1,8) and (6,3) for sum=9</text:span></text:p>
            <text:p><text:span text:style-name="T1"> pairs are (5,1) and (4,2) for sum=6</text:span></text:p>
            <text:p><text:span text:style-name="T1"> pairs are (5,2) and (4,3) for sum=7</text:span></text:p>
            <text:p><text:span text:style-name="T1"> pairs are (5,9) and (8,6) for sum=14</text:span></text:p>
            <text:p><text:span text:style-name="T1"> pairs are (5,8) and (4,9) for sum=13</text:span></text:p>
            <text:p><text:span text:style-name="T1"> pairs are (5,6) and (4,7) for sum=11</text:span></text:p>
            <text:p><text:span text:style-name="T1"> pairs are (2,9) and (8,3) for sum=11</text:span></text:p>
            <text:p><text:span text:style-name="T1"> pairs are (5,3) and (7,1) for sum=8</text:span></text:p>
            <text:p><text:span text:style-name="T1"> pairs are (4,1) and (2,3) for sum=5</text:span></text:p>
            <text:p><text:span text:style-name="T1"> pairs are (4,6) and (7,3) for sum=10</text:span></text:p>
            <text:p><text:span text:style-name="T1"> pairs are (1,9) and (2,8) for sum=10</text:span></text:p>
            <text:p><text:span text:style-name="T1"> pairs are (7,8) and (9,6) for sum=15</text:span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8">00/00/0000</text:date>, <text:time style:data-style-name="N2" text:time-value="17:05:46.180432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7:23:09.427260015</meta:creation-date>
    <dc:date>2019-02-18T18:31:59.677466356</dc:date>
    <meta:editing-duration>PT2H1M32S</meta:editing-duration>
    <meta:editing-cycles>6</meta:editing-cycles>
    <meta:generator>LibreOffice/5.1.6.2$Linux_X86_64 LibreOffice_project/10m0$Build-2</meta:generator>
    <meta:document-statistic meta:table-count="2" meta:cell-count="19" meta:object-count="0"/>
  </office:meta>
</office:document-meta>
</file>